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
legends 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 office:value-type="string">
            <text:p>I bet the people on the upper floor have a
better view. Oh well, if it's full, it's full.</text:p>
          </table:table-cell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